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Heading_20_2">
      <style:text-properties style:use-window-font-color="true" loext:opacity="0%" style:font-name="Times New Roman" fo:font-size="14pt" style:font-size-asian="14pt" style:font-name-complex="Times New Roman2" style:font-size-complex="14pt"/>
    </style:style>
    <style:style style:name="P3" style:family="paragraph" style:parent-style-name="Standard">
      <style:text-properties style:font-name="Times New Roman" fo:font-size="14pt" officeooo:rsid="0013030c" officeooo:paragraph-rsid="0013030c" style:font-size-asian="14pt" style:font-name-complex="Times New Roman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paragraph-properties fo:margin-top="0in" fo:margin-bottom="0in" style:contextual-spacing="false"/>
      <style:text-properties style:font-name="Times New Roman" fo:font-size="14pt" style:font-size-asian="14pt" style:font-name-complex="Times New Roman2" style:font-size-complex="14pt"/>
    </style:style>
    <style:style style:name="P6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7" style:family="paragraph" style:parent-style-name="Standard">
      <style:paragraph-properties fo:margin-left="-0.5909in" fo:margin-right="0in" fo:margin-top="0in" fo:margin-bottom="0in" style:contextual-spacing="false" fo:line-height="150%" fo:text-align="justify" style:justify-single-word="false" fo:text-indent="0.7425in" style:auto-text-indent="false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8" style:family="paragraph" style:parent-style-name="Standard"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1" style:family="paragraph" style:parent-style-name="List_20_Paragraph">
      <style:paragraph-properties fo:margin-left="0.6516in" fo:margin-right="0in" fo:margin-top="0in" fo:margin-bottom="0in" style:contextual-spacing="true" fo:line-height="150%" fo:text-align="justify" style:justify-single-word="false" fo:text-indent="0in" style:auto-text-indent="false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3" style:family="paragraph" style:parent-style-name="Standard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49618" officeooo:paragraph-rsid="00149618" style:font-size-asian="14pt" style:font-weight-asian="bold" style:font-name-complex="Times New Roman2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 New Roman" fo:font-size="14pt" fo:language="en" fo:country="US" fo:font-weight="bold" officeooo:rsid="00132ceb" officeooo:paragraph-rsid="00132ceb" style:font-size-asian="14pt" style:font-weight-asian="bold" style:font-name-complex="Times New Roman2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18" style:family="paragraph" style:parent-style-name="Standard">
      <style:paragraph-properties fo:margin-top="0in" fo:margin-bottom="0in" style:contextual-spacing="false" style:line-height-at-least="0in"/>
      <style:text-properties style:font-name="Times New Roman" fo:font-size="14pt" fo:language="en" fo:country="US" fo:font-weight="bold" officeooo:rsid="00132ceb" officeooo:paragraph-rsid="00132ceb" fo:background-color="transparent" style:font-size-asian="14pt" style:font-weight-asian="bold" style:font-name-complex="Times New Roman2" style:font-size-complex="14pt" style:font-weight-complex="bold"/>
    </style:style>
    <style:style style:name="P19" style:family="paragraph" style:parent-style-name="Standard">
      <style:paragraph-properties fo:margin-top="0in" fo:margin-bottom="0in" style:contextual-spacing="false" style:line-height-at-least="0.2398in"/>
      <style:text-properties style:font-name="Times New Roman" fo:font-size="14pt" fo:language="en" fo:country="US" officeooo:paragraph-rsid="00132ceb" style:font-size-asian="14pt" style:font-name-complex="Times New Roman2" style:font-size-complex="14pt" style:font-weight-complex="bold"/>
    </style:style>
    <style:style style:name="P20" style:family="paragraph" style:parent-style-name="Standard">
      <style:paragraph-properties fo:margin-top="0in" fo:margin-bottom="0in" style:contextual-spacing="false" style:line-height-at-least="0in"/>
      <style:text-properties style:font-name="Times New Roman" fo:font-size="14pt" fo:language="en" fo:country="US" fo:font-weight="normal" officeooo:rsid="00132ceb" officeooo:paragraph-rsid="00132ceb" fo:background-color="transparent" style:font-size-asian="14pt" style:font-weight-asian="normal" style:font-name-complex="Times New Roman2" style:font-size-complex="14pt" style:font-weight-complex="normal"/>
    </style:style>
    <style:style style:name="P21" style:family="paragraph" style:parent-style-name="List_20_Paragraph">
      <style:paragraph-properties fo:margin-left="0.5in" fo:margin-right="0in" fo:margin-top="0in" fo:margin-bottom="0in" style:contextual-spacing="true" fo:line-height="150%" fo:text-align="justify" style:justify-single-word="false" fo:text-indent="0in" style:auto-text-indent="false">
        <style:tab-stops>
          <style:tab-stop style:position="2.4673in"/>
        </style:tab-stops>
      </style:paragraph-properties>
      <style:text-properties style:font-name="Times New Roman"/>
    </style:style>
    <style:style style:name="P22" style:family="paragraph" style:parent-style-name="Standard">
      <style:paragraph-properties fo:margin-top="0in" fo:margin-bottom="0in" style:contextual-spacing="false" fo:line-height="150%">
        <style:tab-stops>
          <style:tab-stop style:position="2.4673in"/>
        </style:tab-stops>
      </style:paragraph-properties>
      <style:text-properties style:font-name="Times New Roman" officeooo:paragraph-rsid="0013030c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/>
    </style:style>
    <style:style style:name="P24" style:family="paragraph" style:parent-style-name="Standard">
      <style:paragraph-properties fo:text-align="center" style:justify-single-word="false"/>
      <style:text-properties style:font-name="Times New Roman"/>
    </style:style>
    <style:style style:name="P2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/>
    </style:style>
    <style:style style:name="P26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style:font-name="Times New Roman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Times New Roman"/>
    </style:style>
    <style:style style:name="P29" style:family="paragraph" style:parent-style-name="Standard">
      <style:text-properties style:font-name="Times New Roman" fo:font-size="13pt" fo:language="en" fo:country="US" style:font-size-asian="13pt" style:font-name-complex="Times New Roman2" style:font-size-complex="13pt" style:font-weight-complex="bold"/>
    </style:style>
    <style:style style:name="P30" style:family="paragraph" style:parent-style-name="Standard">
      <style:paragraph-properties fo:margin-top="0in" fo:margin-bottom="0in" style:contextual-spacing="false" style:line-height-at-least="0in"/>
      <style:text-properties style:font-name="Times New Roman" officeooo:rsid="00132ceb" officeooo:paragraph-rsid="00132ceb" fo:background-color="transparent"/>
    </style:style>
    <style:style style:name="P31" style:family="paragraph" style:parent-style-name="Standard">
      <style:text-properties style:font-name="Times New Roman" fo:language="en" fo:country="US" fo:font-weight="bold" style:font-weight-asian="bold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132ceb" officeooo:paragraph-rsid="00132ceb" fo:background-color="transparent" style:font-weight-asian="normal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34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margin-top="0in" fo:margin-bottom="0.1665in" style:contextual-spacing="false" fo:line-height="100%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37" style:family="paragraph" style:parent-style-name="Standard">
      <style:paragraph-properties fo:margin-top="0in" fo:margin-bottom="0in" style:contextual-spacing="false" style:line-height-at-least="0.2398in"/>
      <style:text-properties fo:color="#000000" loext:opacity="100%" style:font-name="Times New Roman" fo:font-size="14pt" fo:language="en" fo:country="US" fo:font-weight="bold" officeooo:rsid="00132ceb" officeooo:paragraph-rsid="00132ceb" fo:background-color="transparent" style:font-size-asian="14pt" style:font-weight-asian="bold" style:font-name-complex="Times New Roman2" style:font-size-complex="14pt" style:font-weight-complex="bold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style:font-name-asian="Times New Roman2" style:font-name-complex="Times New Roman2"/>
    </style:style>
    <style:style style:name="P39" style:family="paragraph" style:parent-style-name="Standard">
      <style:text-properties fo:color="#000000" loext:opacity="100%" style:font-name="Times New Roman" fo:font-size="13pt" fo:font-weight="normal" fo:background-color="transparent" style:font-size-asian="13pt" style:font-size-complex="13pt"/>
    </style:style>
    <style:style style:name="P40" style:family="paragraph" style:parent-style-name="Standard">
      <style:paragraph-properties fo:margin-top="0in" fo:margin-bottom="0in" style:contextual-spacing="false" style:line-height-at-least="0.2398in"/>
      <style:text-properties fo:color="#000000" loext:opacity="100%" style:font-name="Times New Roman" fo:font-size="13pt" fo:font-weight="normal" officeooo:paragraph-rsid="00132ceb" fo:background-color="transparent" style:font-size-asian="13pt" style:font-size-complex="13pt"/>
    </style:style>
    <style:style style:name="P41" style:family="paragraph" style:parent-style-name="Standard">
      <style:paragraph-properties fo:margin-top="0in" fo:margin-bottom="0in" style:contextual-spacing="false" style:line-height-at-least="0.2398in"/>
      <style:text-properties fo:color="#000000" loext:opacity="100%" style:font-name="Times New Roman" fo:font-size="12.75pt" fo:font-weight="normal" fo:background-color="transparent"/>
    </style:style>
    <style:style style:name="P42" style:family="paragraph" style:parent-style-name="Standard">
      <style:paragraph-properties fo:margin-top="0in" fo:margin-bottom="0in" style:contextual-spacing="false" style:line-height-at-least="0.2398in"/>
      <style:text-properties fo:color="#000000" loext:opacity="100%" style:font-name="Times New Roman" fo:font-size="12.75pt" fo:font-weight="normal" officeooo:paragraph-rsid="00132ceb" fo:background-color="transparent"/>
    </style:style>
    <style:style style:name="P4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2" style:font-size-complex="14pt"/>
    </style:style>
    <style:style style:name="P44" style:family="paragraph" style:parent-style-name="Standard">
      <style:text-properties style:font-name="Times New Roman" fo:font-size="13pt" fo:language="en" fo:country="US" fo:font-weight="bold" officeooo:rsid="00132ceb" style:font-size-asian="13pt" style:font-weight-asian="bold" style:font-name-complex="Times New Roman2" style:font-size-complex="13pt"/>
    </style:style>
    <style:style style:name="P45" style:family="paragraph" style:parent-style-name="List_20_Paragraph" style:list-style-name="WWNum2">
      <style:text-properties style:font-name="Times New Roman" fo:font-size="14pt" officeooo:rsid="0013030c" officeooo:paragraph-rsid="0013030c" style:font-size-asian="14pt" style:font-name-complex="Times New Roman2" style:font-size-complex="14pt"/>
    </style:style>
    <style:style style:name="P46" style:family="paragraph" style:parent-style-name="List_20_Paragraph" style:list-style-name="WWNum4">
      <style:text-properties style:font-name="Times New Roman" fo:font-size="14pt" officeooo:rsid="0013030c" officeooo:paragraph-rsid="0013030c" style:font-size-asian="14pt" style:font-name-complex="Times New Roman2" style:font-size-complex="14pt"/>
    </style:style>
    <style:style style:name="P47" style:family="paragraph" style:parent-style-name="List_20_Paragraph" style:list-style-name="WWNum5">
      <style:paragraph-properties fo:margin-left="0in" fo:margin-right="0in" fo:margin-top="0in" fo:margin-bottom="0in" style:contextual-spacing="true" fo:line-height="150%" fo:text-align="center" style:justify-single-word="false" fo:text-indent="0in" style:auto-text-indent="false">
        <style:tab-stops>
          <style:tab-stop style:position="2.4673in"/>
        </style:tab-stops>
      </style:paragraph-properties>
      <style:text-properties style:font-name="Times New Roman" fo:font-size="14pt" fo:font-weight="bold" officeooo:paragraph-rsid="00132ceb" style:font-size-asian="14pt" style:font-weight-asian="bold" style:font-name-complex="Times New Roman2" style:font-size-complex="14pt"/>
    </style:style>
    <style:style style:name="P48" style:family="paragraph" style:parent-style-name="List_20_Paragraph" style:list-style-name="WWNum2">
      <style:text-properties style:font-name="Times New Roman"/>
    </style:style>
    <style:style style:name="P49" style:family="paragraph" style:parent-style-name="List_20_Paragraph" style:list-style-name="WWNum1">
      <style:paragraph-properties fo:margin-top="0in" fo:margin-bottom="0in" style:contextual-spacing="tru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/>
    </style:style>
    <style:style style:name="P50" style:family="paragraph" style:parent-style-name="List_20_Paragraph" style:list-style-name="WWNum5">
      <style:paragraph-properties fo:margin-top="0in" fo:margin-bottom="0in" style:contextual-spacing="tru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/>
    </style:style>
    <style:style style:name="P51" style:family="paragraph" style:parent-style-name="List_20_Paragraph" style:list-style-name="WWNum5">
      <style:paragraph-properties fo:margin-top="0in" fo:margin-bottom="0in" style:contextual-spacing="tru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 officeooo:paragraph-rsid="00132ceb"/>
    </style:style>
    <style:style style:name="P52" style:family="paragraph" style:parent-style-name="List_20_Paragraph" style:list-style-name="WWNum1">
      <style:paragraph-properties fo:margin-top="0in" fo:margin-bottom="0in" style:contextual-spacing="tru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 officeooo:rsid="0013030c" officeooo:paragraph-rsid="0013030c"/>
    </style:style>
    <style:style style:name="P53" style:family="paragraph" style:parent-style-name="List_20_Paragraph" style:list-style-name="WWNum1">
      <style:paragraph-properties fo:margin-top="0in" fo:margin-bottom="0in" style:contextual-spacing="tru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 officeooo:rsid="00138e87" officeooo:paragraph-rsid="00138e87"/>
    </style:style>
    <style:style style:name="P54" style:family="paragraph" style:parent-style-name="List_20_Paragraph" style:list-style-name="WWNum1">
      <style:paragraph-properties fo:margin-top="0in" fo:margin-bottom="0in" style:contextual-spacing="true" fo:line-height="150%" fo:text-align="justify" style:justify-single-word="false">
        <style:tab-stops>
          <style:tab-stop style:position="2.4673in"/>
        </style:tab-stops>
      </style:paragraph-properties>
      <style:text-properties style:font-name="Times New Roman" fo:font-weight="bold" officeooo:rsid="00138e87" officeooo:paragraph-rsid="00138e87" style:font-weight-asian="bold" style:font-weight-complex="bold"/>
    </style:style>
    <style:style style:name="T1" style:family="text">
      <style:text-properties fo:color="#000000" loext:opacity="100%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fo:font-size="14pt" officeooo:rsid="0013030c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fo:font-size="14pt" fo:language="ru" fo:country="RU" officeooo:rsid="0013030c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fo:color="#000000" loext:opacity="100%" fo:font-size="14pt" fo:language="ru" fo:country="RU" officeooo:rsid="00157557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5" style:family="text">
      <style:text-properties fo:color="#000000" loext:opacity="100%" fo:font-size="14pt" fo:language="en" fo:country="US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fo:font-size="14pt" fo:language="en" fo:country="US" officeooo:rsid="0013030c" style:font-name-asian="Times New Roman2" style:font-size-asian="14pt" style:font-name-complex="Times New Roman2" style:font-size-complex="14pt"/>
    </style:style>
    <style:style style:name="T7" style:family="text">
      <style:text-properties fo:color="#000000" loext:opacity="100%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8" style:family="text">
      <style:text-properties fo:color="#000000" loext:opacity="100%" fo:font-size="14pt" fo:language="en" fo:country="US" officeooo:rsid="0013030c" style:font-name-asian="Times New Roman2" style:font-size-asian="14pt" style:language-asian="ru" style:country-asian="RU" style:font-name-complex="Times New Roman2" style:font-size-complex="14pt"/>
    </style:style>
    <style:style style:name="T9" style:family="text">
      <style:text-properties fo:font-size="14pt" fo:font-weight="bold" style:font-size-asian="14pt" style:font-weight-asian="bold" style:font-name-complex="Times New Roman2" style:font-size-complex="14pt"/>
    </style:style>
    <style:style style:name="T10" style:family="text">
      <style:text-properties fo:font-size="14pt" fo:font-weight="bold" officeooo:rsid="0013030c" style:font-size-asian="14pt" style:font-weight-asian="bold" style:font-name-complex="Times New Roman2" style:font-size-complex="14pt"/>
    </style:style>
    <style:style style:name="T11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12" style:family="text">
      <style:text-properties fo:font-size="14pt" style:font-size-asian="14pt" style:font-name-complex="Times New Roman2" style:font-size-complex="14pt"/>
    </style:style>
    <style:style style:name="T13" style:family="text">
      <style:text-properties fo:font-size="14pt" officeooo:rsid="0013030c" style:font-size-asian="14pt" style:font-name-complex="Times New Roman2" style:font-size-complex="14pt"/>
    </style:style>
    <style:style style:name="T14" style:family="text">
      <style:text-properties fo:font-size="14pt" officeooo:rsid="00132ceb" style:font-size-asian="14pt" style:font-name-complex="Times New Roman2" style:font-size-complex="14pt"/>
    </style:style>
    <style:style style:name="T15" style:family="text">
      <style:text-properties fo:font-size="14pt" fo:language="en" fo:country="US" style:font-size-asian="14pt" style:font-name-complex="Times New Roman2" style:font-size-complex="14pt"/>
    </style:style>
    <style:style style:name="T16" style:family="text">
      <style:text-properties fo:font-size="14pt" fo:language="en" fo:country="US" officeooo:rsid="0013030c" style:font-size-asian="14pt" style:font-name-complex="Times New Roman2" style:font-size-complex="14pt"/>
    </style:style>
    <style:style style:name="T17" style:family="text">
      <style:text-properties fo:font-size="14pt" fo:language="en" fo:country="US" officeooo:rsid="00132ceb" style:font-size-asian="14pt" style:font-name-complex="Times New Roman2" style:font-size-complex="14pt"/>
    </style:style>
    <style:style style:name="T18" style:family="text">
      <style:text-properties fo:font-size="14pt" fo:language="en" fo:country="US" officeooo:rsid="00138e87" style:font-size-asian="14pt" style:font-name-complex="Times New Roman2" style:font-size-complex="14pt"/>
    </style:style>
    <style:style style:name="T19" style:family="text">
      <style:text-properties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20" style:family="text">
      <style:text-properties fo:font-size="14pt" fo:language="en" fo:country="US" fo:font-weight="bold" officeooo:rsid="0013030c" style:font-size-asian="14pt" style:font-weight-asian="bold" style:font-name-complex="Times New Roman2" style:font-size-complex="14pt" style:font-weight-complex="bold"/>
    </style:style>
    <style:style style:name="T21" style:family="text">
      <style:text-properties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22" style:family="text">
      <style:text-properties fo:font-size="14pt" fo:language="en" fo:country="US" fo:font-weight="normal" fo:background-color="#ffff00" loext:char-shading-value="0" style:font-size-asian="14pt" style:font-weight-asian="normal" style:font-name-complex="Times New Roman2" style:font-size-complex="14pt" style:font-weight-complex="normal"/>
    </style:style>
    <style:style style:name="T23" style:family="text">
      <style:text-properties fo:font-size="14pt" fo:language="en" fo:country="US" fo:font-weight="normal" fo:background-color="#ffff00" loext:char-shading-value="0" style:font-size-asian="14pt" style:language-asian="ru" style:country-asian="RU" style:font-weight-asian="normal" style:font-name-complex="Times New Roman2" style:font-size-complex="14pt" style:font-weight-complex="normal"/>
    </style:style>
    <style:style style:name="T24" style:family="text">
      <style:text-properties fo:font-size="14pt" fo:language="ru" fo:country="RU" fo:font-weight="normal" fo:background-color="#ffff00" loext:char-shading-value="0" style:font-size-asian="14pt" style:font-weight-asian="normal" style:font-name-complex="Times New Roman2" style:font-size-complex="14pt" style:font-weight-complex="normal"/>
    </style:style>
    <style:style style:name="T25" style:family="text">
      <style:text-properties fo:font-size="14pt" fo:language="ru" fo:country="RU" fo:font-weight="normal" fo:background-color="#ffff00" loext:char-shading-value="0" style:font-size-asian="14pt" style:language-asian="ru" style:country-asian="RU" style:font-weight-asian="normal" style:font-name-complex="Times New Roman2" style:font-size-complex="14pt" style:font-weight-complex="normal"/>
    </style:style>
    <style:style style:name="T26" style:family="text">
      <style:text-properties fo:font-weight="bold" style:font-weight-asian="bold" style:font-name-complex="Times New Roman2"/>
    </style:style>
    <style:style style:name="T27" style:family="text">
      <style:text-properties fo:font-weight="bold" officeooo:rsid="00132ceb" style:font-weight-asian="bold" style:font-name-complex="Times New Roman2"/>
    </style:style>
    <style:style style:name="T28" style:family="text">
      <style:text-properties fo:language="en" fo:country="US" fo:font-weight="bold" style:font-weight-asian="bold" style:font-name-complex="Times New Roman2"/>
    </style:style>
    <style:style style:name="T29" style:family="text">
      <style:text-properties fo:language="en" fo:country="US" fo:font-weight="bold" officeooo:rsid="00132ceb" style:font-weight-asian="bold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осковский Авиационный Институт</text:p>
      <text:p text:style-name="P4">(Национальный Исследовательский Университет)</text:p>
      <text:p text:style-name="P4"/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12"/>
      <text:p text:style-name="P12"/>
      <text:p text:style-name="P24"><text:span text:style-name="T9">Лабораторная работа №</text:span><text:span text:style-name="T10">2</text:span><text:span text:style-name="T9"> по курсу</text:span><text:span text:style-name="T11"> </text:span></text:p>
      <text:p text:style-name="P15">«Операционные системы»</text:p>
      <text:p text:style-name="P13"><text:tab/></text:p>
      <text:p text:style-name="P14">Взаимодействие между процессами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5"><text:span text:style-name="T1">Студент: </text:span><text:span text:style-name="T4"><text:s/>Слесарчук Василий Анатольевич</text:span></text:p>
      <text:p text:style-name="P26"><text:span text:style-name="T1">Группа: М8О–2</text:span><text:span text:style-name="T2">10</text:span><text:span text:style-name="T1">Б–</text:span><text:span text:style-name="T5">2</text:span><text:span text:style-name="T6">2</text:span></text:p>
      <text:p text:style-name="P26"><text:span text:style-name="T1">Вариант: </text:span><text:span text:style-name="T2">15</text:span></text:p>
      <text:p text:style-name="P33">Преподаватель: Соколов Андрей Алексеевич</text:p>
      <text:p text:style-name="P33">Оценка: __________ </text:p>
      <text:p text:style-name="P33">Дата: __________</text:p>
      <text:p text:style-name="P33">Подпись: __________</text:p>
      <text:p text:style-name="P35"/>
      <text:p text:style-name="P38"/>
      <text:p text:style-name="P38"/>
      <text:p text:style-name="P27"><text:span text:style-name="T1">Москва, 20</text:span><text:span text:style-name="T7">2</text:span><text:span text:style-name="T8">3</text:span><text:span text:style-name="T1">.</text:span></text:p>
      <text:p text:style-name="P12"/>
      <text:p text:style-name="P12"><text:soft-page-break/>Постановка задачи</text:p>
      <text:h text:style-name="P2" text:outline-level="2">Цель работы</text:h>
      <text:p text:style-name="P5">Целью является приобретение практических навыков в:</text:p>
      <text:list xml:id="list1250908356" text:style-name="WWNum2">
        <text:list-item>
          <text:p text:style-name="P45">Работе с несколькими процессами</text:p>
        </text:list-item>
        <text:list-item>
          <text:p text:style-name="P48"><text:span text:style-name="T12">Создание программ, </text:span><text:span text:style-name="T13">которые используют межпроцессное взаимодействие</text:span></text:p>
        </text:list-item>
      </text:list>
      <text:h text:style-name="P2" text:outline-level="2">Задание</text:h>
      <text:p text:style-name="P3">Требуется написать программу, которая создает дочерний процесс взаимодействует с ним и проверяет, начинается ли входящая строка с большой буквы. Если да, результат записывается в файл.</text:p>
      <text:p text:style-name="P6">В конечном итоге, программа должна состоять из следующих частей:</text:p>
      <text:list xml:id="list3146648229" text:style-name="WWNum4">
        <text:list-item>
          <text:p text:style-name="P46">Программа родительского процесса</text:p>
        </text:list-item>
        <text:list-item>
          <text:p text:style-name="P46">Программа дочернего процесса</text:p>
        </text:list-item>
        <text:list-item>
          <text:p text:style-name="P46">Библиотечный файл с функциями записи и чтения в/из потока</text:p>
        </text:list-item>
      </text:list>
      <text:p text:style-name="P28"><text:span text:style-name="T1">Провести анализ </text:span><text:span text:style-name="T2">работы программы</text:span></text:p>
      <text:p text:style-name="P36"/>
      <text:p text:style-name="P9">Общие сведения о программе</text:p>
      <text:p text:style-name="P22"><text:span text:style-name="T12">Программа компилируется </text:span><text:span text:style-name="T16">при помощи Makefile</text:span><text:span text:style-name="T12">. Также используется заголовочные файлы: iostream,</text:span><text:span text:style-name="T13"> s</text:span><text:span text:style-name="T12">tring, stdio.h, unistd.h, cstdlib, sys/wait.h, stream, fcntl.h, sys/stat.h. В программе используются следующие системные вызовы:</text:span></text:p>
      <text:list xml:id="list1050105969" text:style-name="WWNum1">
        <text:list-item>
          <text:p text:style-name="P49"><text:span text:style-name="T20">read</text:span><text:span text:style-name="T12"> – </text:span><text:span text:style-name="T13">читает из потока f в переменную s n байт.</text:span></text:p>
        </text:list-item>
        <text:list-item>
          <text:p text:style-name="P52"><text:span text:style-name="T19">write</text:span><text:span text:style-name="T11"> </text:span><text:span text:style-name="T12">– записывает в поток f значение переменной s размером в n байт.</text:span></text:p>
        </text:list-item>
        <text:list-item>
          <text:p text:style-name="P49"><text:span text:style-name="T20">execl</text:span><text:span text:style-name="T11"> </text:span><text:span text:style-name="T12">– </text:span><text:span text:style-name="T13">подменяет образ текущего процесса процессом proc, и отправляет на вход proc входные данные arg1, agr2,…</text:span></text:p>
        </text:list-item>
        <text:list-item>
          <text:p text:style-name="P53"><text:span text:style-name="T20">f</text:span><text:span text:style-name="T19">ork –</text:span><text:span text:style-name="T21"> создает новый дочерний процесс. Возвращает pid.</text:span></text:p>
        </text:list-item>
        <text:list-item>
          <text:p text:style-name="P54"><text:span text:style-name="T15">pipe –</text:span><text:span text:style-name="T21"> создает новый pipe. Возвращает файловые дескрипторы fd1 и fd2 на чтение и запись соответственно.</text:span></text:p>
        </text:list-item>
      </text:list>
      <text:p text:style-name="P23"><text:span text:style-name="T9">Общий метод и алгоритм решения</text:span><text:span text:style-name="T12">.</text:span></text:p>
      <text:p text:style-name="P7">Для реализации поставленной задачи необходимо:</text:p>
      <text:list xml:id="list713194239" text:style-name="WWNum5">
        <text:list-item>
          <text:p text:style-name="P50"><text:span text:style-name="T12">Изучить принципы работы </text:span><text:span text:style-name="T14">write, read, exec*.</text:span></text:p>
        </text:list-item>
        <text:list-item>
          <text:p text:style-name="P50"><text:span text:style-name="T12">Написать </text:span><text:span text:style-name="T14">программу дочернего и родительского процессов.</text:span></text:p>
        </text:list-item>
        <text:list-item>
          <text:p text:style-name="P51"><text:soft-page-break/><text:span text:style-name="T12">Организовать простейший командный интерфейс в файлах </text:span><text:span text:style-name="T17">parent</text:span><text:span text:style-name="T12">.</text:span><text:span text:style-name="T15">c</text:span><text:span text:style-name="T17">pp</text:span><text:span text:style-name="T12"> и </text:span><text:span text:style-name="T14">son.</text:span><text:span text:style-name="T15">c</text:span><text:span text:style-name="T17">pp</text:span></text:p>
          <text:p text:style-name="P47">Основные файлы программы</text:p>
        </text:list-item>
      </text:list>
      <text:p text:style-name="P11"/>
      <text:p text:style-name="P21"><text:span text:style-name="T22">[</text:span><text:span text:style-name="T24">Исходники</text:span><text:span text:style-name="T22">; </text:span><text:span text:style-name="T24">не рекомендуется использовать большой междустрочный интервал и </text:span><text:span text:style-name="T25">подсветку синтаксиса</text:span><text:span text:style-name="T23">]</text:span></text:p>
      <text:p text:style-name="P8"><text:span text:style-name="T27">parent</text:span><text:span text:style-name="T26">.</text:span><text:span text:style-name="T28">c</text:span><text:span text:style-name="T29">pp</text:span><text:span text:style-name="T26">:</text:span></text:p>
      <text:p text:style-name="P39">#include "WriteRead.h"</text:p>
      <text:p text:style-name="P39"/>
      <text:p text:style-name="P39">#define READ 0</text:p>
      <text:p text:style-name="P39">#define WRITE 1</text:p>
      <text:p text:style-name="P39"/>
      <text:p text:style-name="P39">int main() {</text:p>
      <text:p text:style-name="P39"><text:s text:c="4"/>int pipe_fd1[2];</text:p>
      <text:p text:style-name="P39"><text:s text:c="4"/>int pipe_fd2[2];</text:p>
      <text:p text:style-name="P39"><text:s text:c="4"/>WriteString(STDOUT_FILENO, "Type the name of file: \n");</text:p>
      <text:p text:style-name="P39"><text:s text:c="4"/>int fd_file;</text:p>
      <text:p text:style-name="P39"><text:s text:c="4"/>mode_t mode = S_IRWXU;</text:p>
      <text:p text:style-name="P39"><text:tab/>int flags = O_WRONLY | O_CREAT | O_APPEND;</text:p>
      <text:p text:style-name="P39"><text:s text:c="4"/>if ((fd_file = open(ScanString(STDIN_FILENO).c_str(), flags, mode)) &lt; 0) {</text:p>
      <text:p text:style-name="P39"><text:s text:c="8"/>WriteString(STDOUT_FILENO, "File isn't opened\n");</text:p>
      <text:p text:style-name="P39"><text:s text:c="8"/>perror("file");</text:p>
      <text:p text:style-name="P39"><text:s text:c="4"/>}</text:p>
      <text:p text:style-name="P39"><text:s text:c="4"/>if (pipe(pipe_fd1) == -1) {</text:p>
      <text:p text:style-name="P39"><text:s text:c="8"/>perror("pipe");</text:p>
      <text:p text:style-name="P39"><text:s text:c="8"/>return -1;</text:p>
      <text:p text:style-name="P39"><text:s text:c="4"/>}</text:p>
      <text:p text:style-name="P39"><text:s text:c="4"/>if (pipe(pipe_fd2) == -1) {</text:p>
      <text:p text:style-name="P39"><text:s text:c="8"/>perror("pipe");</text:p>
      <text:p text:style-name="P39"><text:s text:c="8"/>return -1;</text:p>
      <text:p text:style-name="P39"><text:soft-page-break/><text:s text:c="4"/>}</text:p>
      <text:p text:style-name="P39"><text:s text:c="4"/>pid_t pid = fork();</text:p>
      <text:p text:style-name="P39"><text:s text:c="4"/>if (pid == 0) {</text:p>
      <text:p text:style-name="P39"><text:s text:c="8"/>close(pipe_fd2[READ]);</text:p>
      <text:p text:style-name="P39"><text:s text:c="8"/>close(pipe_fd1[WRITE]);</text:p>
      <text:p text:style-name="P39"><text:s text:c="8"/>dup2(pipe_fd2[WRITE], STDERR_FILENO);</text:p>
      <text:p text:style-name="P39"><text:s text:c="8"/>dup2(pipe_fd1[READ], STDIN_FILENO);</text:p>
      <text:p text:style-name="P39"><text:s text:c="8"/>dup2(fd_file, STDOUT_FILENO);</text:p>
      <text:p text:style-name="P39"><text:s text:c="8"/>execl("son.out", "son.out", NULL);</text:p>
      <text:p text:style-name="P39"><text:s text:c="4"/>} else if (pid &gt; 0) {</text:p>
      <text:p text:style-name="P39"><text:s text:c="8"/>std::string input;</text:p>
      <text:p text:style-name="P39"><text:s text:c="8"/>close(pipe_fd1[READ]);</text:p>
      <text:p text:style-name="P39"><text:s text:c="8"/>close(pipe_fd2[WRITE]);</text:p>
      <text:p text:style-name="P39"><text:s text:c="8"/>WriteString(STDOUT_FILENO, "Type string to check: \n");</text:p>
      <text:p text:style-name="P39"><text:s text:c="8"/>WriteString(pipe_fd1[WRITE], ScanString(STDIN_FILENO));</text:p>
      <text:p text:style-name="P39"><text:s text:c="8"/>WriteString(STDOUT_FILENO, ScanString(pipe_fd2[READ]));</text:p>
      <text:p text:style-name="P39"><text:s text:c="8"/>wait(NULL);</text:p>
      <text:p text:style-name="P39"><text:s text:c="8"/>close(pipe_fd1[WRITE]);</text:p>
      <text:p text:style-name="P39"><text:s text:c="8"/>close(pipe_fd2[READ]);</text:p>
      <text:p text:style-name="P39"><text:s text:c="4"/>} else {</text:p>
      <text:p text:style-name="P39"><text:s text:c="8"/>perror("fork");</text:p>
      <text:p text:style-name="P39"><text:s text:c="8"/>return -1;</text:p>
      <text:p text:style-name="P39"><text:s text:c="4"/>}</text:p>
      <text:p text:style-name="P39">}</text:p>
      <text:p text:style-name="P29"/>
      <text:p text:style-name="P44"/>
      <text:p text:style-name="P44"/>
      <text:p text:style-name="P44"/>
      <text:p text:style-name="P44"/>
      <text:p text:style-name="P44"/>
      <text:p text:style-name="P8"><text:soft-page-break/><text:span text:style-name="T29">son</text:span><text:span text:style-name="T28">.c</text:span><text:span text:style-name="T29">pp</text:span></text:p>
      <text:p text:style-name="P29">#include "WriteRead.h"</text:p>
      <text:p text:style-name="P29"/>
      <text:p text:style-name="P29">int main() {</text:p>
      <text:p text:style-name="P29"><text:s text:c="4"/>std::string line;</text:p>
      <text:p text:style-name="P29"><text:s text:c="4"/>line = ScanString(STDIN_FILENO);</text:p>
      <text:p text:style-name="P29"><text:s text:c="4"/>if (isupper(line[0])) {</text:p>
      <text:p text:style-name="P29"><text:s text:c="8"/>WriteString(STDOUT_FILENO, line);</text:p>
      <text:p text:style-name="P29"><text:s text:c="8"/>WriteString(STDERR_FILENO, "String is valid, check the file\n");</text:p>
      <text:p text:style-name="P29"><text:s text:c="4"/>} else {</text:p>
      <text:p text:style-name="P29"><text:s text:c="8"/>WriteString(STDERR_FILENO, "String is not valid\n");</text:p>
      <text:p text:style-name="P29"><text:s text:c="4"/>}</text:p>
      <text:p text:style-name="P29">}</text:p>
      <text:p text:style-name="P16">WriteRead.cpp</text:p>
      <text:p text:style-name="P39">#include "WriteRead.h"</text:p>
      <text:p text:style-name="P39"/>
      <text:p text:style-name="P39">std::string ScanString(int stream) {</text:p>
      <text:p text:style-name="P39"><text:s text:c="4"/>char c;</text:p>
      <text:p text:style-name="P39"><text:s text:c="4"/>std::string line;</text:p>
      <text:p text:style-name="P39"><text:s text:c="4"/>while (1) {</text:p>
      <text:p text:style-name="P39"><text:s text:c="8"/>if (c == '\n') break;</text:p>
      <text:p text:style-name="P39"><text:s text:c="8"/>read(stream, &amp;c, sizeof(char));</text:p>
      <text:p text:style-name="P39"><text:s text:c="8"/>line.push_back(c);</text:p>
      <text:p text:style-name="P39"><text:s text:c="4"/>}</text:p>
      <text:p text:style-name="P39"><text:s text:c="4"/>return line;</text:p>
      <text:p text:style-name="P39">}</text:p>
      <text:p text:style-name="P39"/>
      <text:p text:style-name="P39">void WriteString(int stream, std::string line) {</text:p>
      <text:p text:style-name="P39"><text:s text:c="4"/>write(stream, line.c_str(), line.size());</text:p>
      <text:p text:style-name="P39">}</text:p>
      <text:p text:style-name="P37"><text:soft-page-break/>WriteRead.h</text:p>
      <text:p text:style-name="P40">#pragma once</text:p>
      <text:p text:style-name="P40">#include &lt;iostream&gt;</text:p>
      <text:p text:style-name="P40">#include &lt;string&gt;</text:p>
      <text:p text:style-name="P40">#include "stdio.h"</text:p>
      <text:p text:style-name="P40">#include "unistd.h"</text:p>
      <text:p text:style-name="P40">#include &lt;cstdlib&gt;</text:p>
      <text:p text:style-name="P40">#include "sys/wait.h"</text:p>
      <text:p text:style-name="P40">#include &lt;fstream&gt;</text:p>
      <text:p text:style-name="P40">#include &lt;fcntl.h&gt;</text:p>
      <text:p text:style-name="P40">#include &lt;sys/stat.h&gt;</text:p>
      <text:p text:style-name="P40"/>
      <text:p text:style-name="P40">void WriteString(int stream, std::string line);</text:p>
      <text:p text:style-name="P40">std::string ScanString(int stream);</text:p>
      <text:p text:style-name="P42"/>
      <text:p text:style-name="P41"/>
      <text:p text:style-name="P19"/>
      <text:p text:style-name="P19"/>
      <text:p text:style-name="P19"/>
      <text:p text:style-name="P17">Пример работы</text:p>
      <text:p text:style-name="P18">1. test1:</text:p>
      <text:p text:style-name="P30"><text:span text:style-name="T21"><text:tab/></text:span><text:span text:style-name="T19">Input:</text:span><text:span text:style-name="T21"> res1.txt</text:span></text:p>
      <text:p text:style-name="P20"><text:tab/><text:tab/> <text:s/>Abcd ABcd asdmfl</text:p>
      <text:p text:style-name="P20"/>
      <text:p text:style-name="P30"><text:span text:style-name="T21"><text:tab/></text:span><text:span text:style-name="T19">Output: </text:span><text:span text:style-name="T21">String is valid, check the file</text:span></text:p>
      <text:p text:style-name="P20"><text:tab/><text:tab/> <text:s text:c="4"/>Abcd ABcd asdmfl</text:p>
      <text:p text:style-name="P18">2. test2:</text:p>
      <text:p text:style-name="P30"><text:span text:style-name="T21"><text:tab/></text:span><text:span text:style-name="T19">Input:</text:span><text:span text:style-name="T21"> res2.txt</text:span></text:p>
      <text:p text:style-name="P20"><text:tab/><text:tab/> <text:s/>gogogogogo gogogogo everton</text:p>
      <text:p text:style-name="P20"/>
      <text:p text:style-name="P30"><text:span text:style-name="T21"><text:tab/></text:span><text:span text:style-name="T19">Output: </text:span><text:span text:style-name="T21">String is not valid</text:span></text:p>
      <text:p text:style-name="P18">3. test3:</text:p>
      <text:p text:style-name="P30"><text:span text:style-name="T21"><text:tab/></text:span><text:span text:style-name="T19">Input:</text:span><text:span text:style-name="T21"> res3.txt</text:span></text:p>
      <text:p text:style-name="P20"><text:tab/><text:tab/> <text:s/></text:p>
      <text:p text:style-name="P20"/>
      <text:p text:style-name="P30"><text:span text:style-name="T21"><text:tab/></text:span><text:span text:style-name="T19">Output: </text:span><text:span text:style-name="T21">String is not valid</text:span></text:p>
      <text:p text:style-name="P18">4. test3:</text:p>
      <text:p text:style-name="P30"><text:span text:style-name="T21"><text:tab/></text:span><text:span text:style-name="T19">Input:</text:span><text:span text:style-name="T21"> res4.txt</text:span></text:p>
      <text:p text:style-name="P20"><text:tab/><text:tab/> <text:s/>123 Abcd Abcd djdjdjjd</text:p>
      <text:p text:style-name="P20"><text:tab/><text:tab/> <text:s/></text:p>
      <text:p text:style-name="P30"><text:span text:style-name="T21"><text:tab/></text:span><text:span text:style-name="T19">Output: </text:span><text:span text:style-name="T21">String is not valid<text:tab/><text:tab/><text:tab/><text:tab/> <text:s text:c="2"/></text:span></text:p>
      <text:p text:style-name="P31"/>
      <text:p text:style-name="P10"><text:soft-page-break/>Вывод</text:p>
      <text:p text:style-name="P32"><text:span text:style-name="T15">При выполнении данной лабораторной работы я научился работать с несколькими процессами. </text:span><text:span text:style-name="T18">Обучился межпроцессному взаимодействию при помощи именнованных каналов pipe. Понял, что под scanf, printf, cin, cout лежат системные вызовы write и read. Научился отлаживать программы при помощи strace. Написал собственную программу использующую несколько процессов и каналы pip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3335in" fo:margin-bottom="0in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1665in" fo:margin-bottom="0.0835in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1528in" fo:margin-right="0in" fo:margin-top="0.0835in" fo:margin-bottom="0in" style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305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0.458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0.611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0.7638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0.916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1.069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1.222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3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3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3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3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3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3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0-29T22:49:08.710242460</dc:date>
    <meta:editing-cycles>64</meta:editing-cycles>
    <meta:editing-duration>PT11H29M49S</meta:editing-duration>
    <meta:generator>LibreOffice/7.3.7.2$Linux_X86_64 LibreOffice_project/30$Build-2</meta:generator>
    <meta:document-statistic meta:table-count="0" meta:image-count="0" meta:object-count="0" meta:page-count="7" meta:paragraph-count="149" meta:word-count="590" meta:character-count="4981" meta:non-whitespace-character-count="41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